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chanic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MayTec</text:p>
          </table:table-cell>
          <table:table-cell office:value-type="float" office:value="4338.25">
            <text:p>4338.25</text:p>
          </table:table-cell>
          <table:table-cell table:number-columns-repeated="2"/>
          <table:table-cell office:value-type="string">
            <text:p>http://www.maytec.org/mainframe_e.ht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Toothed belts and pulleys</text:p>
          </table:table-cell>
          <table:table-cell office:value-type="float" office:value="672">
            <text:p>672</text:p>
          </table:table-cell>
          <table:table-cell table:number-columns-repeated="2"/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Skins (1mm alu)</text:p>
          </table:table-cell>
          <table:table-cell table:formula="of:=7*163*1.25" office:value-type="float" office:value="1426.25">
            <text:p>1426.25</text:p>
          </table:table-cell>
          <table:table-cell table:number-columns-repeated="2"/>
          <table:table-cell office:value-type="string">
            <text:p>Sanistå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office:value-type="string">
            <text:p><text:a xlink:href="http://www.schukat.com/schukat/schukat_cms_en.nsf/index/CMSDF15D356B046D53BC1256D550038A9E0?OpenDocument&amp;wg=L6032&amp;refDoc=CMSFE4000D0E78217FFC12570C20044C48B">http://www.schukat.com/schukat/schukat_cms_en.nsf/index/CMSDF15D356B046D53BC1256D550038A9E0?OpenDocument&amp;wg=L6032&amp;refDoc=CMSFE4000D0E78217FFC12570C20044C48B</text:a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2:.D33])" office:value-type="float" office:value="6436.5">
            <text:p>6436.5</text:p>
          </table:table-cell>
          <table:table-cell table:formula="of:=SUM([.E2:.E33])" office:value-type="float" office:value="11323">
            <text:p>11323</text:p>
          </table:table-cell>
          <table:table-cell table:style-name="ce1" table:formula="of:=[.D34]+[.E34]" office:value-type="float" office:value="17759.5">
            <text:p>17759.5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20:4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1-03T20:45:13</dc:date>
    <meta:editing-duration>PT7H50M28S</meta:editing-duration>
    <meta:editing-cycles>9</meta:editing-cycles>
    <meta:generator>LibreOffice/3.4$Unix LibreOffice_project/340m1$Build-302</meta:generator>
    <meta:document-statistic meta:table-count="3" meta:cell-count="105" meta:object-count="0"/>
  </office:meta>
</office:document-meta>
</file>